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333in" fo:margin-left="-0.0063in" table:align="left"/>
    </style:style>
    <style:style style:name="Table1.A" style:family="table-column">
      <style:table-column-properties style:column-width="2.5104in"/>
    </style:style>
    <style:style style:name="Table1.B" style:family="table-column">
      <style:table-column-properties style:column-width="4.4229in"/>
    </style:style>
    <style:style style:name="Table1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83caff" fo:padding="0.0382in" fo:border="0.05pt solid #000000">
        <style:background-image/>
      </style:table-cell-properties>
    </style:style>
    <style:style style:name="Table3" style:family="table">
      <style:table-properties style:width="6.9333in" fo:margin-left="-0.0063in" table:align="left"/>
    </style:style>
    <style:style style:name="Table3.A" style:family="table-column">
      <style:table-column-properties style:column-width="2.5104in"/>
    </style:style>
    <style:style style:name="Table3.B" style:family="table-column">
      <style:table-column-properties style:column-width="4.4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33in" fo:margin-left="-0.0063in" table:align="left"/>
    </style:style>
    <style:style style:name="Table4.A" style:family="table-column">
      <style:table-column-properties style:column-width="2.5104in"/>
    </style:style>
    <style:style style:name="Table4.B" style:family="table-column">
      <style:table-column-properties style:column-width="4.42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33in" fo:margin-left="-0.0063in" table:align="left"/>
    </style:style>
    <style:style style:name="Table2.A" style:family="table-column">
      <style:table-column-properties style:column-width="2.5104in"/>
    </style:style>
    <style:style style:name="Table2.B" style:family="table-column">
      <style:table-column-properties style:column-width="4.4229in"/>
    </style:style>
    <style:style style:name="Table2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83caff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33in" fo:margin-left="-0.0063in" table:align="left"/>
    </style:style>
    <style:style style:name="Table5.A" style:family="table-column">
      <style:table-column-properties style:column-width="2.5104in"/>
    </style:style>
    <style:style style:name="Table5.B" style:family="table-column">
      <style:table-column-properties style:column-width="4.4229in"/>
    </style:style>
    <style:style style:name="Table5.A1" style:family="table-cell">
      <style:table-cell-properties fo:background-color="#83ca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83caff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List_20_Paragraph">
      <style:paragraph-properties fo:margin-left="0in" fo:margin-right="0in" fo:text-indent="0in" style:auto-text-indent="false"/>
    </style:style>
    <style:style style:name="P3" style:family="paragraph" style:parent-style-name="List_20_Paragraph">
      <style:paragraph-properties fo:margin-left="0in" fo:margin-right="0in" fo:orphans="0" fo:widows="0" fo:text-indent="0in" style:auto-text-indent="false"/>
    </style:style>
    <style:style style:name="P4" style:family="paragraph" style:parent-style-name="Table_20_Contents">
      <style:paragraph-properties fo:margin-left="0in" fo:margin-right="0in" fo:orphans="0" fo:widows="0" fo:text-indent="0in" style:auto-text-indent="false"/>
    </style:style>
    <style:style style:name="P5" style:family="paragraph" style:parent-style-name="Table_20_Contents">
      <style:paragraph-properties fo:margin-left="0in" fo:margin-right="0in" style:line-height-at-least="0.198in" fo:text-align="start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List_20_Paragraph" style:list-style-name="WWNum2">
      <style:paragraph-properties fo:margin-left="0in" fo:margin-right="0in" fo:orphans="0" fo:widows="0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isting Functionalitie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Requirements - Configuration</text:p>
          </table:table-cell>
          <table:table-cell table:style-name="Table1.B1" office:value-type="string">
            <text:p text:style-name="P6">Explanation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Contents">Able to disable testing certain <text:s/>protocols at run time</text:p>
            </table:table-cell>
            <table:table-cell table:style-name="Table3.B1" office:value-type="string">
              <text:p text:style-name="P3">no IPv4, IPv6, UDP, TCP etc.</text:p>
            </table:table-cell>
          </table:table-row>
        </table:table-header-rows>
        <table:table-row>
          <table:table-cell table:style-name="Table3.A2" office:value-type="string">
            <text:p text:style-name="Table_20_Contents">Able to modify the test profile </text:p>
          </table:table-cell>
          <table:table-cell table:style-name="Table3.B2" office:value-type="string">
            <text:p text:style-name="P4">Able to modify the the test profile easily <text:s/>without modifying the code. Such as possibility to specify what tests to be run (or) not to run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list xml:id="list21830125501" text:style-name="WWNum2">
                <text:list-header>
                  <text:p text:style-name="P8">Able to specify delegation parameters </text:p>
                </text:list-header>
              </text:list>
            </table:table-cell>
            <table:table-cell table:style-name="Table4.B1" office:value-type="string">
              <text:p text:style-name="Table_20_Contents">For example to test a hypothetical zone delegation from its parent zone</text:p>
            </table:table-cell>
          </table:table-row>
        </table:table-header-rows>
        <table:table-row>
          <table:table-cell table:style-name="Table4.A2" office:value-type="string">
            <text:list xml:id="list425557257" text:continue-numbering="true" text:style-name="WWNum2">
              <text:list-header>
                <text:p text:style-name="P8">Able to have certain defaults in initial config file to minimize configuration time for new users</text:p>
              </text:list-header>
            </text:list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list xml:id="list1616019160" text:continue-numbering="true" text:style-name="WWNum2">
              <text:list-header>
                <text:p text:style-name="P8">Possibility to use non default configuration file for specific runs</text:p>
              </text:list-header>
            </text:list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6">Requirements - Output</text:p>
            </table:table-cell>
            <table:table-cell table:style-name="Table2.B1" office:value-type="string">
              <text:p text:style-name="P6">Explanation</text:p>
            </table:table-cell>
          </table:table-row>
        </table:table-header-rows>
        <table:table-row>
          <table:table-cell table:style-name="Table2.A2" office:value-type="string">
            <text:p text:style-name="Table_20_Contents">Different output format for the results</text:p>
          </table:table-cell>
          <table:table-cell table:style-name="Table2.B2" office:value-type="string">
            <text:p text:style-name="Table_20_Contents">For example; <text:s/>HTML, XML etc.</text:p>
          </table:table-cell>
        </table:table-row>
        <table:table-row>
          <table:table-cell table:style-name="Table2.A3" office:value-type="string">
            <text:p text:style-name="Table_20_Contents">Possibility to output only a summary of results</text:p>
          </table:table-cell>
          <table:table-cell table:style-name="Table2.B3" office:value-type="string">
            <text:p text:style-name="Table_20_Contents"/>
          </table:table-cell>
        </table:table-row>
        <table:table-row>
          <table:table-cell table:style-name="Table2.A4" office:value-type="string">
            <text:p text:style-name="Table_20_Contents">Able to test non delegated domain </text:p>
          </table:table-cell>
          <table:table-cell table:style-name="Table2.B4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Table_20_Contents">Multiple language support</text:p>
          </table:table-cell>
          <table:table-cell table:style-name="Table2.B5" office:value-type="string">
            <text:p text:style-name="Table_20_Contents">Such as English, French and Swedish</text:p>
          </table:table-cell>
        </table:table-row>
        <table:table-row>
          <table:table-cell table:style-name="Table2.A7" office:value-type="string">
            <text:p text:style-name="Table_20_Contents">Different Levels of verbosity</text:p>
          </table:table-cell>
          <table:table-cell table:style-name="Table2.B7" office:value-type="string">
            <text:p text:style-name="P3">Not only on/off with decent debugging possibility</text:p>
          </table:table-cell>
        </table:table-row>
        <table:table-row>
          <table:table-cell table:style-name="Table2.A7" office:value-type="string">
            <text:list xml:id="list1031499891" text:continue-numbering="true" text:style-name="WWNum2">
              <text:list-header>
                <text:p text:style-name="P8">Sort output by errors or hosts</text:p>
              </text:list-header>
            </text:list>
          </table:table-cell>
          <table:table-cell table:style-name="Table2.B7" office:value-type="string">
            <text:p text:style-name="P2"/>
          </table:table-cell>
        </table:table-row>
        <table:table-row>
          <table:table-cell table:style-name="Table2.A8" office:value-type="string">
            <text:list xml:id="list1669909214" text:continue-numbering="true" text:style-name="WWNum2">
              <text:list-header>
                <text:p text:style-name="P8">Output a list of the tests we can run</text:p>
              </text:list-header>
            </text:list>
          </table:table-cell>
          <table:table-cell table:style-name="Table2.B8" office:value-type="string">
            <text:p text:style-name="Table_20_Contents"/>
          </table:table-cell>
        </table:table-row>
        <table:table-row>
          <table:table-cell table:style-name="Table2.A9" office:value-type="string">
            <text:p text:style-name="Table_20_Contents">Error results clarity</text:p>
          </table:table-cell>
          <table:table-cell table:style-name="Table2.B9" office:value-type="string">
            <text:list xml:id="list200824929" text:continue-numbering="true" text:style-name="WWNum2">
              <text:list-header>
                <text:p text:style-name="P8">Different return codes for errors, warnings or other runtime problems</text:p>
              </text:list-header>
            </text:list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Requirements - Design</text:p>
            </table:table-cell>
            <table:table-cell table:style-name="Table5.B1" office:value-type="string">
              <text:p text:style-name="P6">Explanation</text:p>
            </table:table-cell>
          </table:table-row>
        </table:table-header-rows>
        <table:table-row>
          <table:table-cell table:style-name="Table5.A2" office:value-type="string">
            <text:p text:style-name="Table_20_Contents">Modular</text:p>
          </table:table-cell>
          <table:table-cell table:style-name="Table5.B2" office:value-type="string">
            <text:p text:style-name="P7">1. Functionality of the tool could be enhanced by adding more modules preforming additional tests </text:p>
            <text:p text:style-name="P7">2. Reuse of functions from one module to another </text:p>
            <text:p text:style-name="P7">3. <text:s/>Each module could have a list of dependencies on other modules. A module should be able to process the results of other modules.</text:p>
          </table:table-cell>
        </table:table-row>
        <table:table-row>
          <table:table-cell table:style-name="Table5.A3" office:value-type="string">
            <text:p text:style-name="Table_20_Contents">Able to Cache the results</text:p>
          </table:table-cell>
          <table:table-cell table:style-name="Table5.B3" office:value-type="string">
            <text:p text:style-name="P5">Helps in reducing resource consumption, thus improving performance</text:p>
          </table:table-cell>
        </table:table-row>
        <table:table-row>
          <table:table-cell table:style-name="Table5.A6" office:value-type="string">
            <text:p text:style-name="Table_20_Contents">Timestamp on the test being run</text:p>
          </table:table-cell>
          <table:table-cell table:style-name="Table5.B6" office:value-type="string">
            <text:p text:style-name="Table_20_Contents">As done by dnsCheck now</text:p>
          </table:table-cell>
        </table:table-row>
        <table:table-row>
          <table:table-cell table:style-name="Table5.A5" office:value-type="string">
            <text:p text:style-name="P5">Modules should be able to <text:s/>report <text:soft-page-break/>tests as they are being run</text:p>
          </table:table-cell>
          <table:table-cell table:style-name="Table5.B5" office:value-type="string">
            <text:p text:style-name="P2">As done by dnsCheck using the "--raw"-flag</text:p>
          </table:table-cell>
        </table:table-row>
        <table:table-row>
          <table:table-cell table:style-name="Table5.A6" office:value-type="string">
            <text:p text:style-name="P5">DNSSEC Functionalities</text:p>
          </table:table-cell>
          <table:table-cell table:style-name="Table5.B6" office:value-type="string">
            <text:p text:style-name="P2">Verifying all DNSSEC functionalities</text:p>
          </table:table-cell>
        </table:table-row>
      </table:table>
      <text:p text:style-name="Text_20_body"/>
      <text:p text:style-name="Standard"/>
      <text:p text:style-name="Standard"/>
      <text:p text:style-name="Standard"/>
      <text:p text:style-name="Standard"/>
      <text:p text:style-name="P1">Wishlist (ToD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oche </meta:initial-creator>
    <meta:creation-date>2013-09-18T16:22:49</meta:creation-date>
    <dc:date>2013-09-18T16:27:09</dc:date>
    <dc:creator>sandoche </dc:creator>
    <meta:editing-duration>P0D</meta:editing-duration>
    <meta:editing-cycles>2</meta:editing-cycles>
    <meta:generator>LibreOffice/3.5$Linux_x86 LibreOffice_project/350m1$Build-2</meta:generator>
    <meta:document-statistic meta:table-count="5" meta:image-count="0" meta:object-count="0" meta:page-count="2" meta:paragraph-count="40" meta:word-count="278" meta:character-count="1703" meta:non-whitespace-character-count="1456"/>
  </office:meta>
</office:document-meta>
</file>